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sc_imagelist.xml"/>
  <manifest:file-entry manifest:media-type="" manifest:full-path="Configurations2/images/Bitmaps/sc_userimages.png"/>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office:load-finished" xlink:href=""/>
      <script:event-listener script:language="ooo:script" script:event-name="dom:load" xlink:href="vnd.sun.star.script:Standard.Module1.Initialize?language=Basic&amp;location=document"/>
      <script:event-listener script:language="ooo:script" script:event-name="office:prepare-unload" xlink:href=""/>
      <script:event-listener script:language="ooo:script" script:event-name="dom:unload" xlink:href=""/>
      <script:event-listener script:language="ooo:script" script:event-name="office:save" xlink:href=""/>
      <script:event-listener script:language="ooo:script" script:event-name="office:save-done" xlink:href=""/>
      <script:event-listener script:language="ooo:script" script:event-name="office:save-as" xlink:href=""/>
      <script:event-listener script:language="ooo:script" script:event-name="office:save-as-done" xlink:href=""/>
      <script:event-listener script:language="ooo:script" script:event-name="office:copy-to" xlink:href=""/>
      <script:event-listener script:language="ooo:script" script:event-name="office:copy-to-done"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modify-changed" xlink:href=""/>
      <script:event-listener script:language="ooo:script" script:event-name="office:visarea-changed" xlink:href=""/>
      <script:event-listener script:language="ooo:script" script:event-name="office:page-count-change" xlink:href=""/>
      <script:event-listener script:language="ooo:script" script:event-name="office:mail-merge" xlink:href=""/>
    </office:event-listeners>
  </office:scripts>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Arial2" svg:font-family="Arial, Helvetica" style:font-family-generic="swiss"/>
    <style:font-face style:name="Microsoft Sans Serif" svg:font-family="'Microsoft Sans Serif'" style:font-family-generic="swiss"/>
    <style:font-face style:name="Segoe UI" svg:font-family="'Segoe UI'" style:font-family-generic="swiss"/>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weight="normal" style:font-weight-asian="normal" style:font-weight-complex="normal"/>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8" style:family="paragraph" style:parent-style-name="Section">
      <style:paragraph-properties fo:text-align="center" style:justify-single-word="false" fo:padding="0cm" fo:border="none"/>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ection">
      <style:paragraph-properties fo:background-color="transparent">
        <style:background-image/>
      </style:paragraph-properties>
    </style:style>
    <style:style style:name="P11" style:family="paragraph" style:parent-style-name="Section">
      <style:text-properties fo:font-weight="bold" style:font-weight-asian="bold" style:font-weight-complex="bold"/>
    </style:style>
    <style:style style:name="P12"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center" style:justify-single-word="false"/>
    </style:style>
    <style:style style:name="P16" style:family="paragraph" style:parent-style-name="Table_20_Heading">
      <style:paragraph-properties fo:text-align="start" style:justify-single-word="false"/>
    </style:style>
    <style:style style:name="P17" style:family="paragraph" style:parent-style-name="Table_20_Heading">
      <style:paragraph-properties fo:text-align="start" style:justify-single-word="false"/>
      <style:text-properties fo:background-color="transparent"/>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Standard">
      <style:paragraph-properties fo:break-before="page"/>
    </style:style>
    <style:style style:name="P22" style:family="paragraph" style:parent-style-name="Section_20_Heading">
      <style:paragraph-properties fo:break-before="page"/>
    </style:style>
    <style:style style:name="P23" style:family="paragraph" style:parent-style-name="Text_20_body">
      <style:text-properties fo:font-weight="normal" style:font-weight-asian="normal" style:font-weight-complex="normal"/>
    </style:style>
    <style:style style:name="P24" style:family="paragraph" style:parent-style-name="Text_20_body" style:master-page-name="">
      <style:paragraph-properties style:page-number="auto" fo:background-color="#ffffcc">
        <style:background-image/>
      </style:paragraph-properties>
    </style:style>
    <style:style style:name="P25" style:family="paragraph" style:parent-style-name="Text_20_body">
      <style:paragraph-properties fo:background-color="#ffffcc">
        <style:background-image/>
      </style:paragraph-properties>
    </style:style>
    <style:style style:name="P26" style:family="paragraph" style:parent-style-name="Text_20_body">
      <style:paragraph-properties fo:background-color="#ffffcc">
        <style:background-image/>
      </style:paragraph-properties>
      <style:text-properties fo:font-weight="normal" style:font-weight-asian="normal" style:font-weight-complex="normal"/>
    </style:style>
    <style:style style:name="P27" style:family="paragraph" style:parent-style-name="Footnote">
      <style:paragraph-properties fo:margin-left="0.499cm" fo:margin-right="0cm" fo:text-indent="-0.499cm" style:auto-text-indent="false"/>
    </style:style>
    <style:style style:name="P28"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30"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31"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32"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6">
      <style:text-properties fo:font-weight="normal" style:font-weight-asian="normal" style:font-weight-complex="normal"/>
    </style:style>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6">
      <style:text-properties fo:background-color="#ffffcc"/>
    </style:style>
    <style:style style:name="P41" style:family="paragraph" style:parent-style-name="Text_20_body" style:list-style-name="L9">
      <style:text-properties fo:font-style="italic" fo:background-color="transparent" style:font-style-asian="italic" style:font-style-complex="italic"/>
    </style:style>
    <style:style style:name="P42" style:family="paragraph" style:parent-style-name="Text_20_body" style:list-style-name="L9">
      <style:text-properties fo:font-style="italic" fo:font-weight="normal" fo:background-color="transparent" style:font-style-asian="italic" style:font-weight-asian="normal" style:font-style-complex="italic" style:font-weight-complex="normal"/>
    </style:style>
    <style:style style:name="P43" style:family="paragraph" style:parent-style-name="Text_20_body" style:list-style-name="L9">
      <style:text-properties fo:background-color="transparent"/>
    </style:style>
    <style:style style:name="P44" style:family="paragraph" style:parent-style-name="Text_20_body" style:list-style-name="L11"/>
    <style:style style:name="P45" style:family="paragraph" style:parent-style-name="Text_20_body">
      <style:paragraph-properties fo:background-color="#ffffcc">
        <style:background-image/>
      </style:paragraph-properties>
      <style:text-properties fo:font-weight="normal" style:font-weight-asian="normal" style:font-weight-complex="normal"/>
    </style:style>
    <style:style style:name="P46" style:family="paragraph" style:parent-style-name="Text_20_body" style:list-style-name="L6">
      <style:paragraph-properties fo:background-color="#ffffcc">
        <style:background-image/>
      </style:paragraph-properties>
    </style:style>
    <style:style style:name="P47" style:family="paragraph" style:parent-style-name="Text_20_body" style:list-style-name="L9">
      <style:paragraph-properties fo:background-color="transparent">
        <style:background-image/>
      </style:paragraph-properties>
      <style:text-properties fo:font-weight="normal" fo:background-color="transparent" style:font-weight-asian="normal" style:font-weight-complex="normal"/>
    </style:style>
    <style:style style:name="P48" style:family="paragraph" style:parent-style-name="Section" style:list-style-name="L9"/>
    <style:style style:name="P49" style:family="paragraph" style:parent-style-name="Section" style:list-style-name="L10"/>
    <style:style style:name="P50" style:family="paragraph" style:parent-style-name="Section" style:list-style-name="L12"/>
    <style:style style:name="P51" style:family="paragraph" style:parent-style-name="Section" style:list-style-name="L13"/>
    <style:style style:name="P52" style:family="paragraph" style:parent-style-name="Section" style:list-style-name="L1">
      <style:paragraph-properties fo:padding="0cm" fo:border="none"/>
      <style:text-properties fo:font-weight="normal" style:font-weight-asian="normal" style:font-weight-complex="normal"/>
    </style:style>
    <style:style style:name="P53" style:family="paragraph" style:parent-style-name="Section" style:master-page-name="First_20_Page">
      <style:paragraph-properties style:page-number="1" fo:break-before="auto" fo:break-after="auto" fo:padding="0cm" fo:border="none"/>
    </style:style>
    <style:style style:name="P54" style:family="paragraph" style:parent-style-name="Section" style:list-style-name="L2">
      <style:paragraph-properties fo:padding="0.049cm" fo:border="0.002cm solid #000000"/>
    </style:style>
    <style:style style:name="P55" style:family="paragraph" style:parent-style-name="Section" style:list-style-name="L9">
      <style:paragraph-properties fo:background-color="transparent">
        <style:background-image/>
      </style:paragraph-properties>
      <style:text-properties fo:font-weight="normal" fo:background-color="transparent" style:font-weight-asian="normal" style:font-weight-complex="normal"/>
    </style:style>
    <style:style style:name="P56" style:family="paragraph" style:parent-style-name="Heading_20_1" style:master-page-name="">
      <style:paragraph-properties fo:keep-together="always" style:page-number="auto" fo:break-before="page"/>
    </style:style>
    <style:style style:name="P57" style:family="paragraph" style:parent-style-name="Heading_20_1">
      <style:paragraph-properties fo:background-color="transparent">
        <style:background-image/>
      </style:paragraph-properties>
      <style:text-properties fo:background-color="transparent"/>
    </style:style>
    <style:style style:name="P58" style:family="paragraph" style:parent-style-name="Heading_20_3">
      <style:paragraph-properties fo:background-color="#ffffcc">
        <style:background-image/>
      </style:paragraph-properties>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0" style:family="paragraph">
      <style:paragraph-properties fo:text-align="start"/>
      <style:text-properties fo:font-size="10pt"/>
    </style:style>
    <style:style style:name="P61" style:family="paragraph">
      <style:paragraph-properties fo:text-align="start"/>
    </style:style>
    <style:style style:name="P62" style:family="paragraph">
      <style:paragraph-properties fo:text-align="center"/>
    </style:style>
    <style:style style:name="T1" style:family="text">
      <style:text-properties fo:font-size="7pt" style:font-size-asian="7pt" style:font-size-complex="7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fo:font-style="normal" fo:font-weight="bold" style:font-size-asian="8pt" style:font-style-asian="normal" style:font-weight-asian="bold" style:font-size-complex="8pt" style:font-style-complex="normal" style:font-weight-complex="bold"/>
    </style:style>
    <style:style style:name="T5" style:family="text">
      <style:text-properties fo:font-size="8pt" fo:font-style="normal" style:font-size-asian="8pt" style:font-style-asian="normal" style:font-size-complex="8pt" style:font-style-complex="normal"/>
    </style:style>
    <style:style style:name="T6" style:family="text">
      <style:text-properties style:text-underline-style="solid" style:text-underline-width="auto" style:text-underline-color="font-color" fo:background-color="transparent"/>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font-size="10pt" style:font-size-asian="10pt" style:font-size-complex="10pt"/>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9" style:family="text">
      <style:text-properties fo:color="#ff0000"/>
    </style:style>
    <style:style style:name="T20" style:family="text">
      <style:text-properties fo:color="#ff0000" fo:font-weight="bold" style:font-weight-asian="bold" style:font-weight-complex="bold"/>
    </style:style>
    <style:style style:name="T21" style:family="text">
      <style:text-properties fo:background-color="transparent"/>
    </style:style>
    <style:style style:name="T22" style:family="text">
      <style:text-properties fo:color="#000000" style:text-outline="false" style:text-line-through-style="none" style:text-position="0% 100%" style:font-name="Microsoft Sans Serif"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en" style:country-asian="US" style:font-style-asian="normal" style:font-weight-asian="normal" style:font-name-complex="Arial Unicode MS"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8"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3">Template Owner:</text:span><text:span text:style-name="T2"><text:line-break/></text:span><text:span text:style-name="T11">Christian Jansen</text:span><text:span text:style-name="T11"> / Frank Loehmann</text:span></text:p>
              </table:table-cell>
              <table:table-cell table:style-name="Table2.A1" office:value-type="string">
                <text:p text:style-name="Table_20_Contents"><text:span text:style-name="T3">Last Template Change:</text:span><text:span text:style-name="T2"><text:line-break/></text:span><text:span text:style-name="T13"><text:modification-date style:data-style-name="N75">26. Apr 2010</text:modification-date></text:span></text:p>
              </table:table-cell>
              <table:table-cell table:style-name="Table2.C1" office:value-type="string">
                <text:p text:style-name="Table_20_Contents"><text:span text:style-name="T3">Status of Template:</text:span><text:span text:style-name="T2"><text:line-break/></text:span><text:span text:style-name="T11">Standard</text:span></text:p>
              </table:table-cell>
            </table:table-row>
          </table:table-header-rows>
          <table:table-row>
            <table:table-cell table:style-name="Table2.A2" table:number-columns-spanned="3" office:value-type="string">
              <text:p text:style-name="Table_20_Contents"><text:span text:style-name="T3">Goal of this document:<text:line-break/></text:span><text:span text:style-name="T11">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3">Intended readership:<text:line-break/></text:span><text:span text:style-name="T14">Specification authors, specification reviewers<text:line-break/>(</text:span><text:span text:style-name="T15">Development, Quality Assurance, User Experience &amp; Documentation</text:span><text:span text:style-name="T14">)</text:span></text:p>
            </table:table-cell>
            <table:covered-table-cell/>
            <table:covered-table-cell/>
          </table:table-row>
          <table:table-row>
            <table:table-cell table:style-name="Table2.A2" table:number-columns-spanned="3" office:value-type="string">
              <text:p text:style-name="Table_20_Contents"><text:span text:style-name="T4">Send Feedback to:</text:span><text:span text:style-name="T5"><text:line-break/></text:span><text:a xlink:type="simple" xlink:href="mailto:dev@specs.openoffice.org">dev@specs.openoffice.org</text:a></text:p>
            </table:table-cell>
            <table:covered-table-cell/>
            <table:covered-table-cell/>
          </table:table-row>
        </table:table>
        <text:p text:style-name="P9"/>
        <text:p text:style-name="P7">BEFORE YOU START:</text:p>
        <text:p text:style-name="P8"/>
        <text:p text:style-name="P7">First, make sure your Proxy Settings are set correctly.</text:p>
        <text:p text:style-name="P7">(Menu: Tools -&gt; Options -&gt; Internet-&gt; Proxy)</text:p>
        <text:p text:style-name="P7">Follow the guidelines described in the yellow boxes.</text:p>
        <text:p text:style-name="P7">SWITCH OFF HELP.<text:line-break/>(Menu : Specification Template -&gt; Hide Help)</text:p>
        <text:p text:style-name="P7"/>
        <text:p text:style-name="P6">The Specification Template Menu</text:p>
        <text:p text:style-name="P5">Is located right of the <text:span text:style-name="T8">Help</text:span> Menu. Use the Menu for:</text:p>
        <text:list xml:id="list34168336" text:style-name="L1">
          <text:list-item>
            <text:p text:style-name="P52">Adding UI-Elements to your specification</text:p>
          </text:list-item>
          <text:list-item>
            <text:p text:style-name="P52">Delete whole UI-Element descriptions</text:p>
          </text:list-item>
          <text:list-item>
            <text:p text:style-name="P52">Hide or show field shadings</text:p>
          </text:list-item>
          <text:list-item>
            <text:p text:style-name="P52">Switch Document Help ON or OFF</text:p>
          </text:list-item>
        </text:list>
      </text:section>
      <text:p text:style-name="P53"/>
      <text:p text:style-name="Software_20_Specification_20_Document">Software Specification Document</text:p>
      <text:p text:style-name="Standard"/>
      <text:p text:style-name="P12">OpenOffice.org</text:p>
      <text:p text:style-name="P13">Better Defaults</text:p>
      <text:p text:style-name="P14"/>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6">Specification Status</text:p>
            </table:table-cell>
            <table:covered-table-cell/>
          </table:table-row>
        </table:table-header-rows>
        <table:table-row>
          <table:table-cell table:style-name="Table1.A2" office:value-type="string">
            <text:p text:style-name="P19">Last Change</text:p>
          </table:table-cell>
          <table:table-cell table:style-name="Table1.B2" office:value-type="string">
            <text:p text:style-name="Table_20_Contents"><text:modification-date style:data-style-name="N75">Apr 26, 2010</text:modification-date></text:p>
          </table:table-cell>
        </table:table-row>
        <table:table-row>
          <table:table-cell table:style-name="Table1.A3" office:value-type="string">
            <text:p text:style-name="P18">Status</text:p>
          </table:table-cell>
          <table:table-cell table:style-name="Table1.B3" office:value-type="string">
            <text:p text:style-name="Table_20_Contents"><draw:control text:anchor-type="as-char" svg:y="-0.252cm" draw:z-index="0" draw:style-name="gr1" draw:text-style-name="P60" svg:width="4.248cm" svg:height="0.503cm" draw:control="control1"/></text:p>
            <text:section text:style-name="Sect1" text:name="Status" text:display="none">
              <text:list xml:id="list34144456" text:style-name="L2">
                <text:list-item>
                  <text:p text:style-name="P54"><text:span text:style-name="T8">PRELIMINARY</text:span><text:line-break/>status is the initial conception of a specification.</text:p>
                </text:list-item>
                <text:list-item>
                  <text:p text:style-name="P54"><text:span text:style-name="T8">STANDARD</text:span><text:line-break/>A specification with status Standard is considered to be stable and has the approval of the i-Team.</text:p>
                </text:list-item>
                <text:list-item>
                  <text:p text:style-name="P54"><text:span text:style-name="T8">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text:bookmark text:name="__RefHeading__2674_1944633638"/>Abstract<text:bookmark-end text:name="__RefHeading__2674_1944633638"/></text:p>
      <text:p text:style-name="P4">A good default is very important, even if the user could configure most things in OOo themselves. Make it run good right out of the box.</text:p>
      <text:p text:style-name="Section_20_Heading"><text:bookmark text:name="__RefHeading__2676_1944633638"/>i-Team Members<text:bookmark-end text:name="__RefHeading__2676_1944633638"/></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Role</text:p>
          </table:table-cell>
          <table:table-cell table:style-name="Table3.A1" office:value-type="string">
            <text:p text:style-name="P16">First Name, Last Name, Initials</text:p>
          </table:table-cell>
          <table:table-cell table:style-name="Table3.A1" office:value-type="string">
            <text:p text:style-name="P16">E-Mail Address</text:p>
          </table:table-cell>
        </table:table-row>
        <table:table-row table:style-name="Table3.1">
          <table:table-cell table:style-name="Table3.A2" office:value-type="string">
            <text:p text:style-name="P18">I-Team Lead</text:p>
          </table:table-cell>
          <table:table-cell table:style-name="Table3.B2" office:value-type="string">
            <text:p text:style-name="Table_20_Contents">Andreas Bartel (AB)</text:p>
          </table:table-cell>
          <table:table-cell table:style-name="Table3.C2" office:value-type="string">
            <text:p text:style-name="Table_20_Contents">andreas.bartel@sun.com</text:p>
          </table:table-cell>
        </table:table-row>
        <table:table-row table:style-name="Table3.1">
          <table:table-cell table:style-name="Table3.A2" office:value-type="string">
            <text:p text:style-name="P18">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8">User Experience</text:p>
          </table:table-cell>
          <table:table-cell table:style-name="Table3.B2" office:value-type="string">
            <text:p text:style-name="Table_20_Contents">Frank Loehmann (FL)<text:line-break/>Christoph Lukasiak (CLU)</text:p>
          </table:table-cell>
          <table:table-cell table:style-name="Table3.C2" office:value-type="string">
            <text:p text:style-name="Table_20_Contents">frank.loehmann@sun.com<text:line-break/>christoph.lukasiak@sun.com</text:p>
          </table:table-cell>
        </table:table-row>
        <table:table-row table:style-name="Table3.1">
          <table:table-cell table:style-name="Table3.A2" office:value-type="string">
            <text:p text:style-name="P18">Development</text:p>
          </table:table-cell>
          <table:table-cell table:style-name="Table3.B2" office:value-type="string">
            <text:p text:style-name="Table_20_Contents">Andre Fischer (AF)</text:p>
          </table:table-cell>
          <table:table-cell table:style-name="Table3.C2" office:value-type="string">
            <text:p text:style-name="Table_20_Contents">andre.fischer@sun.com</text:p>
          </table:table-cell>
        </table:table-row>
        <table:table-row table:style-name="Table3.1">
          <table:table-cell table:style-name="Table3.A2" office:value-type="string">
            <text:p text:style-name="P18">Quality Assurance</text:p>
          </table:table-cell>
          <table:table-cell table:style-name="Table3.B2" office:value-type="string">
            <text:p text:style-name="Table_20_Contents">Wolfram Garten (WG)</text:p>
          </table:table-cell>
          <table:table-cell table:style-name="Table3.C2" office:value-type="string">
            <text:p text:style-name="Table_20_Contents">wolfram.garten@sun.com</text:p>
          </table:table-cell>
        </table:table-row>
        <table:table-row table:style-name="Table3.1">
          <table:table-cell table:style-name="Table3.A2" office:value-type="string">
            <text:p text:style-name="P18">Accessibility</text:p>
          </table:table-cell>
          <table:table-cell table:style-name="Table3.B2" office:value-type="string">
            <text:p text:style-name="Table_20_Contents">Wolfram Garten (WG)</text:p>
          </table:table-cell>
          <table:table-cell table:style-name="Table3.C2" office:value-type="string">
            <text:p text:style-name="Table_20_Contents">wolfram.garten@sun.com</text:p>
          </table:table-cell>
        </table:table-row>
        <table:table-row table:style-name="Table3.1">
          <table:table-cell table:style-name="Table3.A2" office:value-type="string">
            <text:p text:style-name="P18">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18">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
      <text:p text:style-name="Standard"/>
      <text:p text:style-name="P21"/>
      <text:table-of-content text:style-name="Sect2" text:protected="true" text:name="Table of Contents1">
        <text:table-of-content-source text:outline-level="4"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index-entry-chapter/>
            <text:index-entry-tab-stop style:type="left" style:position="0cm" style:leader-char=" "/>
            <text:index-entry-link-start text:style-name="Internet_20_link"/>
            <text:index-entry-text/>
            <text:index-entry-link-end/>
            <text:index-entry-tab-stop style:type="left" style:position="0cm" style:leader-char=" "/>
            <text:index-entry-chapter/>
            <text:index-entry-page-number/>
          </text:table-of-content-entry-template>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32"><text:tab/><text:a xlink:type="simple" xlink:href="#__RefHeading__2674_1944633638">Abstract<text:tab/>1</text:a></text:p>
          <text:p text:style-name="P32"><text:tab/><text:a xlink:type="simple" xlink:href="#__RefHeading__2676_1944633638">i-Team Members<text:tab/>1</text:a></text:p>
          <text:p text:style-name="P32"><text:tab/><text:a xlink:type="simple" xlink:href="#__RefHeading__2678_1944633638">References and Reference Documents<text:tab/>3</text:a></text:p>
          <text:p text:style-name="P32"><text:tab/><text:a xlink:type="simple" xlink:href="#__RefHeading__2680_1944633638">Acronyms and Abbreviations<text:tab/>3</text:a></text:p>
          <text:p text:style-name="P28"><text:span text:style-name="Table-Of-Contents-Number">1</text:span><text:tab/><text:a xlink:type="simple" xlink:href="#__RefHeading__31313115">Detailed Specification<text:tab/>4</text:a></text:p>
          <text:p text:style-name="P29"><text:span text:style-name="Table-Of--Contents-Number-Normal">1.1</text:span><text:tab/><text:a xlink:type="simple" xlink:href="#__RefHeading__1133_1060299452">All Applications<text:tab/>4</text:a></text:p>
          <text:p text:style-name="P31"><text:span text:style-name="Table-Of--Contents-Number-Normal">1.1.1.1</text:span><text:tab/><text:a xlink:type="simple" xlink:href="#__RefHeading__1135_1060299452">Memory Cache<text:tab/>4</text:a></text:p>
          <text:p text:style-name="P30"><text:span text:style-name="Table-Of--Contents-Number-Normal">1.1.2</text:span><text:tab/><text:a xlink:type="simple" xlink:href="#__RefHeading__1137_1060299452">Drag &amp; Drop<text:tab/>4</text:a></text:p>
          <text:p text:style-name="P30"><text:span text:style-name="Table-Of--Contents-Number-Normal">1.1.3</text:span><text:tab/><text:a xlink:type="simple" xlink:href="#__RefHeading__1139_1060299452">Moving Objects<text:tab/>4</text:a></text:p>
          <text:p text:style-name="P30"><text:span text:style-name="Table-Of--Contents-Number-Normal">1.1.4</text:span><text:tab/><text:a xlink:type="simple" xlink:href="#__RefHeading__1141_1060299452">Alt Key is Modifier to Suppresses Snap to Grid <text:tab/>4</text:a></text:p>
          <text:p text:style-name="P30"><text:span text:style-name="Table-Of--Contents-Number-Normal">1.1.5</text:span><text:tab/><text:a xlink:type="simple" xlink:href="#__RefHeading__1143_1060299452">Ctrl Key is Modifier to Resize Object Centered<text:tab/>4</text:a></text:p>
          <text:p text:style-name="P30"><text:span text:style-name="Table-Of--Contents-Number-Normal">1.1.6</text:span><text:tab/><text:a xlink:type="simple" xlink:href="#__RefHeading__1145_1060299452">Keep Aspect Ration for Bitmaps<text:tab/>4</text:a></text:p>
          <text:p text:style-name="P31"><text:span text:style-name="Table-Of--Contents-Number-Normal">1.1.6.1</text:span><text:tab/><text:a xlink:type="simple" xlink:href="#__RefHeading__2599_1060299452">Grid Options Dialog<text:tab/>4</text:a></text:p>
          <text:p text:style-name="P30"><text:span text:style-name="Table-Of--Contents-Number-Normal">1.1.7</text:span><text:tab/><text:a xlink:type="simple" xlink:href="#__RefHeading__2601_1060299452">Handle Size<text:tab/>4</text:a></text:p>
          <text:p text:style-name="P29"><text:span text:style-name="Table-Of--Contents-Number-Normal">1.2</text:span><text:tab/><text:a xlink:type="simple" xlink:href="#__RefHeading__13318_1313727314">Impress<text:tab/>5</text:a></text:p>
          <text:p text:style-name="P30"><text:span text:style-name="Table-Of--Contents-Number-Normal">1.2.1</text:span><text:tab/><text:a xlink:type="simple" xlink:href="#__RefHeading__2603_1060299452">Changes to Objects<text:tab/>5</text:a></text:p>
          <text:p text:style-name="P30"><text:span text:style-name="Table-Of--Contents-Number-Normal">1.2.2</text:span><text:tab/><text:a xlink:type="simple" xlink:href="#__RefHeading__1147_1060299452">Copy while Moving Defaulted to on<text:tab/>5</text:a></text:p>
          <text:p text:style-name="P29"><text:span text:style-name="Table-Of--Contents-Number-Normal">1.3</text:span><text:tab/><text:a xlink:type="simple" xlink:href="#__RefHeading__13322_1313727314">Impress &amp; Draw<text:tab/>5</text:a></text:p>
          <text:p text:style-name="P30"><text:span text:style-name="Table-Of--Contents-Number-Normal">1.3.1</text:span><text:tab/><text:a xlink:type="simple" xlink:href="#__RefHeading__1149_1060299452">General<text:tab/>5</text:a></text:p>
          <text:p text:style-name="P30"><text:span text:style-name="Table-Of--Contents-Number-Normal">1.3.2</text:span><text:tab/><text:a xlink:type="simple" xlink:href="#__RefHeading__2682_1944633638">Changes to Object Selection<text:tab/>5</text:a></text:p>
          <text:p text:style-name="P31"><text:span text:style-name="Table-Of--Contents-Number-Normal">1.3.2.1</text:span><text:tab/><text:a xlink:type="simple" xlink:href="#__RefHeading__2006_469099617">Undo/Redo Selects Undone/Redone Object (70485) <text:tab/>5</text:a></text:p>
          <text:p text:style-name="P31"><text:span text:style-name="Table-Of--Contents-Number-Normal">1.3.2.2</text:span><text:tab/><text:a xlink:type="simple" xlink:href="#__RefHeading__2605_1060299452">Text Edit Mode<text:tab/>5</text:a></text:p>
          <text:p text:style-name="P31"><text:span text:style-name="Table-Of--Contents-Number-Normal">1.3.2.3</text:span><text:tab/><text:a xlink:type="simple" xlink:href="#__RefHeading__2014_469099617">Table<text:tab/>5</text:a></text:p>
          <text:p text:style-name="P31"><text:span text:style-name="Table-Of--Contents-Number-Normal">1.3.2.4</text:span><text:tab/><text:a xlink:type="simple" xlink:href="#__RefHeading__2024_469099617">Make Objects Same Size <text:tab/>5</text:a></text:p>
          <text:p text:style-name="P31"><text:span text:style-name="Table-Of--Contents-Number-Normal">1.3.2.5</text:span><text:tab/><text:a xlink:type="simple" xlink:href="#__RefHeading__2028_469099617">Grid<text:tab/>6</text:a></text:p>
          <text:p text:style-name="P31"><text:span text:style-name="Table-Of--Contents-Number-Normal">1.3.2.6</text:span><text:tab/><text:a xlink:type="simple" xlink:href="#__RefHeading__2030_469099617">Color<text:tab/>6</text:a></text:p>
          <text:p text:style-name="P31"><text:span text:style-name="Table-Of--Contents-Number-Normal">1.3.2.7</text:span><text:tab/><text:a xlink:type="simple" xlink:href="#__RefHeading__2032_469099617">Table<text:tab/>6</text:a></text:p>
          <text:p text:style-name="P30"><text:span text:style-name="Table-Of--Contents-Number-Normal">1.3.3</text:span><text:tab/><text:a xlink:type="simple" xlink:href="#__RefHeading__2073_1363894862">Changes to <text:s/>Object Positioning<text:tab/>6</text:a></text:p>
          <text:p text:style-name="P31"><text:span text:style-name="Table-Of--Contents-Number-Normal">1.3.3.1</text:span><text:tab/><text:a xlink:type="simple" xlink:href="#__RefHeading__2607_1060299452">Enable Rotation Mode<text:tab/>6</text:a></text:p>
          <text:p text:style-name="P31"><text:span text:style-name="Table-Of--Contents-Number-Normal">1.3.3.2</text:span><text:tab/><text:a xlink:type="simple" xlink:href="#__RefHeading__2036_469099617">Snap to Object Frame<text:tab/>6</text:a></text:p>
          <text:p text:style-name="P29"><text:span text:style-name="Table-Of--Contents-Number-Normal">1.4</text:span><text:tab/><text:a xlink:type="simple" xlink:href="#__RefHeading__1151_1060299452">Impress, Draw &amp; Calc<text:tab/>6</text:a></text:p>
          <text:p text:style-name="P30"><text:span text:style-name="Table-Of--Contents-Number-Normal">1.4.1</text:span><text:tab/><text:a xlink:type="simple" xlink:href="#__RefHeading__1153_1060299452">Deactive Links in Edit Mode<text:tab/>6</text:a></text:p>
          <text:p text:style-name="P28"><text:span text:style-name="Table-Of-Contents-Number">2</text:span><text:tab/><text:a xlink:type="simple" xlink:href="#__RefHeading__31303746">Accessibility<text:tab/>7</text:a></text:p>
          <text:p text:style-name="P28"><text:span text:style-name="Table-Of-Contents-Number">3</text:span><text:tab/><text:a xlink:type="simple" xlink:href="#__RefHeading__2738_1944633638">Migration<text:tab/>7</text:a></text:p>
          <text:p text:style-name="P28"><text:span text:style-name="Table-Of-Contents-Number">4</text:span><text:tab/><text:a xlink:type="simple" xlink:href="#__RefHeading__2740_1944633638">Configuration<text:tab/>7</text:a></text:p>
          <text:p text:style-name="P28"><text:span text:style-name="Table-Of-Contents-Number">5</text:span><text:tab/><text:a xlink:type="simple" xlink:href="#__RefHeading__2742_1944633638">File Format<text:tab/>7</text:a></text:p>
          <text:p text:style-name="P28"><text:span text:style-name="Table-Of-Contents-Number">6</text:span><text:tab/><text:a xlink:type="simple" xlink:href="#__RefHeading__2744_1944633638">Open Issues<text:tab/>7</text:a></text:p>
          <text:p text:style-name="P32"><text:tab/><text:a xlink:type="simple" xlink:href="#__RefHeading__2746_1944633638">Document Change History<text:tab/>8</text:a></text:p>
        </text:index-body>
      </text:table-of-content>
      <text:p text:style-name="P6"/>
      <text:p text:style-name="P22"><text:bookmark text:name="__RefHeading__2678_1944633638"/>References and Reference Documents<text:bookmark-end text:name="__RefHeading__2678_1944633638"/></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6"><draw:frame draw:style-name="fr1"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7">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6">Reference Document</text:p>
          </table:table-cell>
          <table:table-cell table:style-name="Table12.B1" office:value-type="string">
            <text:p text:style-name="P16">Check</text:p>
          </table:table-cell>
          <table:table-cell table:style-name="Table12.A1" office:value-type="string">
            <text:p text:style-name="P16">Location (URL)</text:p>
          </table:table-cell>
        </table:table-row>
        <table:table-row table:style-name="Table12.2">
          <table:table-cell table:style-name="Table12.A2" office:value-type="string">
            <text:p text:style-name="Table_20_Contents"><text:span text:style-name="T16"><draw:frame draw:style-name="fr1" draw:name="graphics2" text:anchor-type="as-char" svg:width="0.422cm" svg:height="0.369cm" draw:z-index="1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8">Specification Process Entry Check</text:span></text:a></text:p>
          </table:table-cell>
          <table:table-cell table:style-name="Table12.B2" office:value-type="string">
            <text:p text:style-name="P20"><draw:control text:anchor-type="as-char" draw:z-index="1" draw:style-name="gr2" draw:text-style-name="P61"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8"><draw:rect text:anchor-type="as-char" draw:z-index="2" draw:style-name="gr3" draw:text-style-name="P62" svg:width="0.421cm" svg:height="0.371cm"><text:p/></draw:rect>Product Requirement, RFE, issue <text:span text:style-name="T19">[Required]</text:span></text:p>
          </table:table-cell>
          <table:table-cell table:style-name="Table12.B2" office:value-type="string">
            <text:p text:style-name="P15"><draw:control text:anchor-type="as-char" draw:z-index="11" draw:style-name="gr2" draw:text-style-name="P61" svg:width="2.601cm" svg:height="0.451cm" draw:control="control8"/></text:p>
          </table:table-cell>
          <table:table-cell table:style-name="Table12.C2" office:value-type="string">
            <text:p text:style-name="Table_20_Contents">I??????</text:p>
          </table:table-cell>
        </table:table-row>
        <table:table-row table:style-name="Table12.2">
          <table:table-cell table:style-name="Table12.A2" office:value-type="string">
            <text:p text:style-name="P18"><draw:rect text:anchor-type="as-char" draw:z-index="9" draw:style-name="gr3" draw:text-style-name="P62" svg:width="0.421cm" svg:height="0.371cm"><text:p/></draw:rect>Accessibility Check <text:span text:style-name="T19">[Required]</text:span></text:p>
          </table:table-cell>
          <table:table-cell table:style-name="Table12.B2" office:value-type="string">
            <text:p text:style-name="P15"><draw:control text:anchor-type="as-char" draw:z-index="10" draw:style-name="gr2" draw:text-style-name="P61" svg:width="2.601cm" svg:height="0.451cm" draw:control="control7"/></text:p>
          </table:table-cell>
          <table:table-cell table:style-name="Table12.C2" office:value-type="string">
            <text:p text:style-name="Table_20_Contents">See section <text:span text:style-name="T9"><text:bookmark-ref text:reference-format="chapter" text:ref-name="__RefHeading__31303746">2</text:bookmark-ref></text:span><text:span text:style-name="T9"> </text:span><text:span text:style-name="T9"><text:bookmark-ref text:reference-format="text" text:ref-name="__RefHeading__31303746">Accessibility</text:bookmark-ref></text:span> <text:bookmark-ref text:reference-format="direction" text:ref-name="__RefHeading__31303746">below</text:bookmark-ref></text:p>
          </table:table-cell>
        </table:table-row>
        <table:table-row table:style-name="Table12.2">
          <table:table-cell table:style-name="Table12.A2" office:value-type="string">
            <text:p text:style-name="Table_20_Contents"><draw:frame draw:style-name="fr1" draw:name="graphics6" text:anchor-type="as-char" svg:width="0.422cm" svg:height="0.369cm" draw:z-index="13"><draw:image xlink:href="Pictures/10000200000000100000000E0D4E38E3.gif" xlink:type="simple" xlink:show="embed" xlink:actuate="onLoad"/></draw:frame><text:span text:style-name="T11">Product Concept Document</text:span></text:p>
          </table:table-cell>
          <table:table-cell table:style-name="Table12.B2" office:value-type="string">
            <text:p text:style-name="P20"><draw:control text:anchor-type="as-char" draw:z-index="3" draw:style-name="gr2" draw:text-style-name="P61" svg:width="2.601cm" svg:height="0.451cm" draw:control="control3"/></text:p>
          </table:table-cell>
          <table:table-cell table:style-name="Table12.C2" office:value-type="string">
            <text:p text:style-name="Table_20_Contents">http://so-doc/Projects/Renaissance/1_Planning/Renaissance_UI_Complexity_Reduction_Impress.odt</text:p>
          </table:table-cell>
        </table:table-row>
        <table:table-row table:style-name="Table12.2">
          <table:table-cell table:style-name="Table12.A2" office:value-type="string">
            <text:p text:style-name="Table_20_Contents"><text:span text:style-name="T14"><draw:frame draw:style-name="fr1" draw:name="graphics7" text:anchor-type="as-char" svg:width="0.422cm" svg:height="0.369cm" draw:z-index="1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5">Competitive Analysis</text:span></text:a></text:p>
          </table:table-cell>
          <table:table-cell table:style-name="Table12.B2" office:value-type="string">
            <text:p text:style-name="P20"><draw:control text:anchor-type="as-char" draw:z-index="4" draw:style-name="gr2" draw:text-style-name="P61"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5" draw:style-name="gr3" draw:text-style-name="P62" svg:width="0.421cm" svg:height="0.371cm"><text:p/></draw:rect>IDL Specification</text:p>
          </table:table-cell>
          <table:table-cell table:style-name="Table12.B2" office:value-type="string">
            <text:p text:style-name="P15"><draw:control text:anchor-type="as-char" draw:z-index="6" draw:style-name="gr2" draw:text-style-name="P61"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7" draw:style-name="gr3" draw:text-style-name="P62" svg:width="0.421cm" svg:height="0.371cm"><text:p/></draw:rect><text:span text:style-name="T8">Test Case Specification</text:span> <text:span text:style-name="T19">[</text:span><text:span text:style-name="T20">Required]</text:span></text:p>
          </table:table-cell>
          <table:table-cell table:style-name="Table12.B2" office:value-type="string">
            <text:p text:style-name="P20"><draw:control text:anchor-type="as-char" draw:z-index="8" draw:style-name="gr2" draw:text-style-name="P61"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4"><draw:frame draw:style-name="fr1" draw:name="graphics9" text:anchor-type="as-char" svg:width="0.422cm" svg:height="0.369cm" draw:z-index="1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5">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text:bookmark text:name="__RefHeading__2680_1944633638"/>Acronyms and Abbreviations<text:bookmark-end text:name="__RefHeading__2680_1944633638"/></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6">Acronym / Abbreviation</text:p>
            </table:table-cell>
            <table:table-cell table:style-name="Table11.A1" office:value-type="string">
              <text:p text:style-name="P16">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56" text:outline-level="1"><text:bookmark text:name="__RefHeading__31313115"/>Detailed Specification<text:bookmark-end text:name="__RefHeading__31313115"/></text:h>
      <text:h text:style-name="Heading_20_2" text:outline-level="2"><text:bookmark text:name="__RefHeading__1133_1060299452"/>All Applications<text:bookmark-end text:name="__RefHeading__1133_1060299452"/></text:h>
      <text:h text:style-name="Heading_20_4" text:outline-level="4"><text:bookmark text:name="__RefHeading__1135_1060299452"/>Memory Cache<text:bookmark-end text:name="__RefHeading__1135_1060299452"/></text:h>
      <text:list xml:id="list34160458" text:style-name="L3">
        <text:list-item>
          <text:p text:style-name="P33">Size: 200 MB</text:p>
        </text:list-item>
        <text:list-item>
          <text:p text:style-name="P33">Objects: 20</text:p>
        </text:list-item>
        <text:list-item>
          <text:p text:style-name="P33">per Object: 10 MB</text:p>
        </text:list-item>
      </text:list>
      <text:h text:style-name="Heading_20_3" text:outline-level="3"><text:bookmark text:name="__RefHeading__1137_1060299452"/>Drag &amp; Drop<text:bookmark-end text:name="__RefHeading__1137_1060299452"/></text:h>
      <text:list xml:id="list34162402" text:style-name="L4">
        <text:list-item>
          <text:p text:style-name="P34">Turn internal move into system D&amp;D on application border.</text:p>
        </text:list-item>
      </text:list>
      <text:list xml:id="list34144803" text:style-name="L5">
        <text:list-item>
          <text:p text:style-name="P35">D&amp;D default is always copy. (82435) (S1) (<text:a xlink:type="simple" xlink:href="http://www.openoffice.org/issues/show_bug.cgi?id=17846">17846)</text:a> (S1)</text:p>
        </text:list-item>
        <text:list-item>
          <text:p text:style-name="P35">Immediate mouse pointer feedback on D&amp;D mode change (copy, move) missing. (S1)</text:p>
        </text:list-item>
      </text:list>
      <text:h text:style-name="Heading_20_3" text:outline-level="3"><text:bookmark text:name="__RefHeading__1139_1060299452"/>Moving Objects<text:bookmark-end text:name="__RefHeading__1139_1060299452"/></text:h>
      <text:p text:style-name="Text_20_body">If an object gets moved, the original object <text:s/>is moved. A copy of that object is only shown, if Strg key to create a copy is pressed the original object.<text:span text:style-name="T11"><office:annotation><dc:creator>Frank Loehmann</dc:creator><dc:date>2010-02-10T16:02:51.64</dc:date><text:p text:style-name="P59"><text:span text:style-name="T22">High effort.</text:span></text:p></office:annotation></text:span></text:p>
      <text:h text:style-name="P58" text:outline-level="3"><text:bookmark text:name="__RefHeading__1141_1060299452"/>Alt Key is Modifier to Suppresses Snap to Grid <text:bookmark-end text:name="__RefHeading__1141_1060299452"/></text:h>
      <text:p text:style-name="P26">Alt key suppresses 'Snap to Grid' function temporarily. <text:s/>(previously ctrl key was used)</text:p>
      <text:h text:style-name="Heading_20_3" text:outline-level="3"><text:bookmark text:name="__RefHeading__1143_1060299452"/>Ctrl Key is Modifier to Resize Object Centered<text:bookmark-end text:name="__RefHeading__1143_1060299452"/></text:h>
      <text:p text:style-name="P23">Ctrl key is the modifier for centered resizing.(previously the Alt key was used.)</text:p>
      <text:h text:style-name="Heading_20_3" text:outline-level="3"><text:bookmark text:name="__RefHeading__1145_1060299452"/>Keep Aspect Ration for Bitmaps<text:bookmark-end text:name="__RefHeading__1145_1060299452"/></text:h>
      <text:p text:style-name="Text_20_body">The aspect ratio for bitmaps is locked by default. A pressed shift key unlocks the ratio while resizing.<office:annotation><dc:creator>Frank Loehmann</dc:creator><dc:date>2010-01-13T17:22:43.64</dc:date><text:p text:style-name="P59"><text:span text:style-name="T22">@Stella: Do we need different handles for locked ratio? </text:span></text:p></office:annotation></text:p>
      <text:list xml:id="list34162869" text:style-name="L6">
        <text:list-item>
          <text:p text:style-name="P37">Keep aspect ratio for bitmaps by default on corner handles.</text:p>
        </text:list-item>
      </text:list>
      <text:h text:style-name="Heading_20_4" text:outline-level="4"><text:bookmark text:name="__RefHeading__2599_1060299452"/>Grid Options Dialog<text:bookmark-end text:name="__RefHeading__2599_1060299452"/></text:h>
      <text:p text:style-name="P26">Resolution vs. Points: at the moment we have 1cm with 9 points (1 mm each), but a lot of people mistaken that by thinking in decades, means they await 1 cm with 10 points (that should be standard)</text:p>
      <text:h text:style-name="Heading_20_3" text:outline-level="3"><text:bookmark text:name="__RefHeading__2601_1060299452"/>Handle Size<text:bookmark-end text:name="__RefHeading__2601_1060299452"/></text:h>
      <text:p text:style-name="P25">Large Handles are the new default handles.</text:p>
      <text:h text:style-name="Heading_20_2" text:outline-level="2"><text:bookmark text:name="__RefHeading__13318_1313727314"/><text:soft-page-break/>Impress<text:bookmark-end text:name="__RefHeading__13318_1313727314"/></text:h>
      <text:h text:style-name="Heading_20_3" text:outline-level="3"><text:bookmark text:name="__RefHeading__2603_1060299452"/>Changes to Objects<text:bookmark-end text:name="__RefHeading__2603_1060299452"/></text:h>
      <text:h text:style-name="Heading_20_3" text:outline-level="3"><text:bookmark text:name="__RefHeading__1147_1060299452"/>Copy while Moving Defaulted to on<text:bookmark-end text:name="__RefHeading__1147_1060299452"/></text:h>
      <text:p text:style-name="Text_20_body">The option 'copy while moving' is enabled by default. This allows to move an object and to drop a copy while holding down Ctrl key.</text:p>
      <text:h text:style-name="Heading_20_2" text:outline-level="2"><text:bookmark text:name="__RefHeading__13322_1313727314"/>Impress &amp; Draw<text:bookmark-end text:name="__RefHeading__13322_1313727314"/></text:h>
      <text:h text:style-name="Heading_20_3" text:outline-level="3"><text:bookmark text:name="__RefHeading__1149_1060299452"/>General<text:bookmark-end text:name="__RefHeading__1149_1060299452"/></text:h>
      <text:list xml:id="list34144433" text:style-name="L7">
        <text:list-item>
          <text:p text:style-name="P38">There is no such thing as an outline that is 0,00cm thick. Need to adjust that automatically.</text:p>
        </text:list-item>
        <text:list-item>
          <text:p text:style-name="P38">New default outline → 0, 05cm (S1)</text:p>
        </text:list-item>
        <text:list-item>
          <text:p text:style-name="P38">New default color ?</text:p>
        </text:list-item>
        <text:list-item>
          <text:p text:style-name="P38">0,1cm default step → 0,025cm in control (dialog &amp; toolbar) (S1)</text:p>
        </text:list-item>
      </text:list>
      <text:h text:style-name="Heading_20_3" text:outline-level="3"><text:bookmark text:name="__RefHeading__2682_1944633638"/>Changes to Object Selection<text:bookmark-end text:name="__RefHeading__2682_1944633638"/></text:h>
      <text:h text:style-name="Heading_20_4" text:outline-level="4"><text:bookmark text:name="__RefHeading__2006_469099617"/>Undo/Redo Selects Undone/Redone Object (<text:a xlink:type="simple" xlink:href="http://www.openoffice.org/issues/show_bug.cgi?id=70485">70485)</text:a> <text:bookmark-end text:name="__RefHeading__2006_469099617"/></text:h>
      <text:p text:style-name="Text_20_body">After undo/redo is called, the modified object(s) get selected to show were something has been undone or has been restored.</text:p>
      <text:h text:style-name="Heading_20_4" text:outline-level="4"><text:bookmark text:name="__RefHeading__2605_1060299452"/>Text Edit Mode<text:bookmark-end text:name="__RefHeading__2605_1060299452"/></text:h>
      <text:h text:style-name="Heading_20_5" text:outline-level="5">Disable Quick Editing for Presentation Layout Objects</text:h>
      <text:p text:style-name="P25">Quick Editing (single click to edit text) turned off by default for presentation layout and text objects.<text:note text:id="ftn1" text:note-class="footnote"><text:note-citation>1</text:note-citation><text:note-body><text:p text:style-name="Footnote">By default the first click let you edit the text inside the text box, but this disturbs if you want to move around several text boxes, thus selecting with single click and edit text with double click works better.</text:p></text:note-body></text:note> Depending on the current state (double or single click to start edit mode) presentation layout objects show 'Click to add title' or 'Double-click to edit title'. <text:s/></text:p>
      <text:h text:style-name="Heading_20_5" text:outline-level="5">Shapes</text:h>
      <text:list xml:id="list34164527" text:continue-list="list34162869" text:style-name="L6">
        <text:list-item>
          <text:p text:style-name="P36">Check option 'Only text area selectable' by default.<office:annotation><dc:creator>Frank Loehmann</dc:creator><dc:date>2010-01-13T17:31:48.65</dc:date><text:p><text:span text:style-name="T22">Does this feature currently work?)</text:span></text:p></office:annotation></text:p>
        </text:list-item>
        <text:list-item>
          <text:p text:style-name="P36">Text area selection is not very accurate and covers other objects. (<text:a xlink:type="simple" xlink:href="http://www.openoffice.org/issues/show_bug.cgi?id=96548">96548)</text:a> </text:p>
        </text:list-item>
        <text:list-item>
          <text:p text:style-name="P36">Change paragraphs (like in Writer) via Ctrl+Alt+Cursor Keys</text:p>
        </text:list-item>
      </text:list>
      <text:h text:style-name="Heading_20_4" text:outline-level="4"><text:bookmark text:name="__RefHeading__2014_469099617"/>Table<text:bookmark-end text:name="__RefHeading__2014_469099617"/></text:h>
      <text:list xml:id="list34149642" text:continue-numbering="true" text:style-name="L6">
        <text:list-item>
          <text:p text:style-name="P36">Add select all functionality with shortcut 'Ctrl+A'</text:p>
        </text:list-item>
      </text:list>
      <text:h text:style-name="Heading_20_4" text:outline-level="4"><text:bookmark text:name="__RefHeading__2024_469099617"/>Make Objects Same Size <text:bookmark-end text:name="__RefHeading__2024_469099617"/></text:h>
      <text:list xml:id="list34159853" text:continue-numbering="true" text:style-name="L6">
        <text:list-item>
          <text:p text:style-name="P36">Make objects same size (<text:a xlink:type="simple" xlink:href="http://www.openoffice.org/issues/show_bug.cgi?id=54281">54281)</text:a></text:p>
        </text:list-item>
      </text:list>
      <text:h text:style-name="Heading_20_4" text:outline-level="4"><text:bookmark text:name="__RefHeading__2028_469099617"/><text:soft-page-break/>Grid<text:bookmark-end text:name="__RefHeading__2028_469099617"/></text:h>
      <text:list xml:id="list34150304" text:style-name="L8">
        <text:list-item>
          <text:p text:style-name="P39">New grid default</text:p>
          <text:list>
            <text:list-item>
              <text:p text:style-name="P39">2cm, 10 sub points vertical/horizontal</text:p>
            </text:list-item>
            <text:list-item>
              <text:p text:style-name="P39">TBD: 1”, 10 sub points vertical/horizontal</text:p>
            </text:list-item>
          </text:list>
        </text:list-item>
      </text:list>
      <text:list xml:id="list34147357" text:continue-list="list34159853" text:style-name="L6">
        <text:list-item>
          <text:p text:style-name="P46">Snap to Guides turned on by default.<text:note text:id="ftn2" text:note-class="footnote"><text:note-citation>1</text:note-citation><text:note-body><text:p text:style-name="Footnote">If no guides are present then this feature makes no difference, but if they are it makes also sense to snap to them.</text:p></text:note-body></text:note></text:p>
        </text:list-item>
      </text:list>
      <text:h text:style-name="Heading_20_4" text:outline-level="4"><text:bookmark text:name="__RefHeading__2030_469099617"/>Color<text:bookmark-end text:name="__RefHeading__2030_469099617"/></text:h>
      <text:h text:style-name="Heading_20_5" text:outline-level="5">Default Color</text:h>
      <text:list xml:id="list34173052" text:continue-numbering="true" text:style-name="L6">
        <text:list-item>
          <text:p text:style-name="P36">TBD: New default color<office:annotation><dc:creator>Frank Loehmann</dc:creator><dc:date>2010-01-13T17:24:35.66</dc:date><text:p text:style-name="P59"><text:span text:style-name="T22">@Stella: ?</text:span></text:p></office:annotation></text:p>
        </text:list-item>
      </text:list>
      <text:h text:style-name="Heading_20_5" text:outline-level="5">Make Last Used Color Default</text:h>
      <text:list xml:id="list34150989" text:continue-numbering="true" text:style-name="L6">
        <text:list-item>
          <text:p text:style-name="P36">Show last chosen text color instead of current object color in control. (<text:a xlink:type="simple" xlink:href="http://www.openoffice.org/issues/show_bug.cgi?id=54063">54063</text:a>)</text:p>
        </text:list-item>
      </text:list>
      <text:h text:style-name="Heading_20_4" text:outline-level="4"><text:bookmark text:name="__RefHeading__2032_469099617"/>Table<text:bookmark-end text:name="__RefHeading__2032_469099617"/></text:h>
      <text:list xml:id="list34173441" text:continue-numbering="true" text:style-name="L6">
        <text:list-item>
          <text:p text:style-name="P36">Resize table rows &amp; columns equally.</text:p>
        </text:list-item>
      </text:list>
      <text:h text:style-name="Heading_20_3" text:outline-level="3"><text:bookmark text:name="__RefHeading__2073_1363894862"/>Changes to <text:s/>Object Positioning<text:bookmark-end text:name="__RefHeading__2073_1363894862"/></text:h>
      <text:h text:style-name="Heading_20_4" text:outline-level="4"><text:bookmark text:name="__RefHeading__2607_1060299452"/>Enable Rotation Mode<text:bookmark-end text:name="__RefHeading__2607_1060299452"/></text:h>
      <text:p text:style-name="P24">Rotation mode is turned on by default. This allows to toggle between selection and rotation mode by just clicking the selected object.<text:note text:id="ftn3" text:note-class="footnote"><text:note-citation>2</text:note-citation><text:note-body><text:p text:style-name="P27">Motivation: In between step to 'direct object manipulation' (future concept) and nothing is missed; better shape handling.</text:p></text:note-body></text:note> Attention: After clicking another object in to rotation mode switch back to selection mode again.<text:note text:id="ftn4" text:note-class="footnote"><text:note-citation>3</text:note-citation><text:note-body><text:p text:style-name="Footnote">This will reset the rotation point to default.</text:p></text:note-body></text:note></text:p>
      <text:h text:style-name="Heading_20_4" text:outline-level="4"><text:bookmark text:name="__RefHeading__2036_469099617"/>Snap to Object Frame<text:bookmark-end text:name="__RefHeading__2036_469099617"/></text:h>
      <text:list xml:id="list34151839" text:continue-numbering="true" text:style-name="L6">
        <text:list-item>
          <text:p text:style-name="P40">Activate snap to object frame.</text:p>
          <text:list>
            <text:list-item>
              <text:p text:style-name="P36">Do not snap to own object on resizing?</text:p>
            </text:list-item>
            <text:list-item>
              <text:p text:style-name="P36">Dynamic snap range needed (currently fix set to 5 pixel)?</text:p>
            </text:list-item>
          </text:list>
        </text:list-item>
      </text:list>
      <text:h text:style-name="Heading_20_2" text:outline-level="2"><text:bookmark text:name="__RefHeading__1151_1060299452"/>Impress, Draw &amp; Calc<text:bookmark-end text:name="__RefHeading__1151_1060299452"/></text:h>
      <text:h text:style-name="Heading_20_3" text:outline-level="3"><text:bookmark text:name="__RefHeading__1153_1060299452"/>Deactive Links in Edit Mode<text:bookmark-end text:name="__RefHeading__1153_1060299452"/></text:h>
      <text:list xml:id="list34155526" text:continue-numbering="true" text:style-name="L6">
        <text:list-item>
          <text:p text:style-name="P36">Introduce Ctrl-click behavior to follow links/interactions in edit mode (like in Writer).</text:p>
        </text:list-item>
      </text:list>
      <text:h text:style-name="P57" text:outline-level="1"><text:bookmark text:name="__RefHeading__31303746"/><text:soft-page-break/>Accessibility<text:bookmark-end text:name="__RefHeading__31303746"/></text:h>
      <text:p text:style-name="P10"><text:span text:style-name="T21">Accessibility is the </text:span><text:span text:style-name="T6">responsibility of the I-Team</text:span><text:span text:style-name="T21">, beginning with UX, DEV and QA, to ensure that the following requirements are fulfilled: </text:span></text:p>
      <text:list xml:id="list34156646" text:style-name="L9">
        <text:list-item>
          <text:p text:style-name="P48">Is the feature <text:span text:style-name="T8">fully keyboard accessible</text:span>?<text:line-break/><text:span text:style-name="T9">(Ex: “I can go everywhere and use every function using the keyboard only”)</text:span></text:p>
          <text:p text:style-name="P41"><text:placeholder text:placeholder-type="text">&lt;Start typing here&gt;</text:placeholder></text:p>
        </text:list-item>
        <text:list-item>
          <text:p text:style-name="P48">Have I specified <text:span text:style-name="T8">visual alternatives</text:span> for the case that the specified feature includes audio as output? </text:p>
          <text:p text:style-name="P43"><text:placeholder text:placeholder-type="text">&lt;Start typing here&gt;</text:placeholder></text:p>
        </text:list-item>
        <text:list-item>
          <text:p text:style-name="P48">Are <text:span text:style-name="T8">text alternatives </text:span>for all icons and graphics available?</text:p>
          <text:p text:style-name="P43"><text:placeholder text:placeholder-type="text">&lt;Start typing here&gt;</text:placeholder></text:p>
        </text:list-item>
        <text:list-item>
          <text:p text:style-name="P48"><text:span text:style-name="T8">Don't provide important information in colors alone</text:span><text:span text:style-name="T11"><text:line-break/></text:span><text:span text:style-name="T10">(Ex: marking important information hard coded in red)</text:span></text:p>
          <text:p text:style-name="P42"><text:placeholder text:placeholder-type="text">&lt;Start typing here&gt;</text:placeholder></text:p>
        </text:list-item>
        <text:list-item>
          <text:p text:style-name="P48">Does the specified feature respect <text:s/><text:span text:style-name="T7">system settings</text:span> for <text:span text:style-name="T7">font, size, and color </text:span>for <text:span text:style-name="T7">all</text:span> windows and user interface elements? </text:p>
          <text:p text:style-name="P43"><text:placeholder text:placeholder-type="text">&lt;Start typing here&gt;</text:placeholder></text:p>
        </text:list-item>
        <text:list-item>
          <text:p text:style-name="P48">Have I ensured that <text:span text:style-name="T8">flash rates</text:span> do not exceed 2 hertz for blinking text, objects, or other elements? In any case, try to <text:span text:style-name="T8">avoid flashing </text:span>UI elements</text:p>
          <text:p text:style-name="P43"><text:placeholder text:placeholder-type="text">&lt;Start typing here&gt;</text:placeholder></text:p>
        </text:list-item>
        <text:list-item>
          <text:p text:style-name="P55">Ensure that assistive technology(AT) (like ZoomText or Orca) is able to read everything.</text:p>
          <text:p text:style-name="P47"><text:placeholder text:placeholder-type="text">&lt;Start typing here&gt;</text:placeholder></text:p>
        </text:list-item>
      </text:list>
      <text:section text:style-name="Sect1" text:name="Accessibility" text:display="none">
        <text:p text:style-name="Section">QUESTIONS?</text:p>
        <text:p text:style-name="Section"><text:span text:style-name="T11">If you need </text:span><text:span text:style-name="T8">help</text:span><text:span text:style-name="T11"> while </text:span><text:span text:style-name="T8">designing, implementing or testing</text:span><text:span text:style-name="T11"> the accessibility of the UI, ask/visit:</text:span></text:p>
        <text:list xml:id="list34160350" text:style-name="L10">
          <text:list-item>
            <text:p text:style-name="P49">The <text:a xlink:type="simple" xlink:href="http://wiki.services.openoffice.org/wiki/Accessibility_(A11y)_Quick_Test_Check_List" text:style-name="Internet_20_link" text:visited-style-name="Visited_20_Internet_20_Link">accessibility check list at the OpenOffice.org Wiki</text:a></text:p>
          </text:list-item>
          <text:list-item>
            <text:p text:style-name="P49"><text:a xlink:type="simple" xlink:href="mailto:accessibility@ui.openoffice.org"><text:span text:style-name="T12">accessibility@ui.openoffice.org</text:span></text:a><text:span text:style-name="T12"> (The accessibility mailing lists, preferred)</text:span></text:p>
          </text:list-item>
          <text:list-item>
            <text:p text:style-name="P49"><text:span text:style-name="T12">For specific implementation details, architecture: </text:span><text:a xlink:type="simple" xlink:href="mailto:mt@openoffice.org"><text:span text:style-name="T12">mt@openoffice.org</text:span></text:a><text:span text:style-name="T12"> (Malte Timmermann)</text:span></text:p>
          </text:list-item>
          <text:list-item>
            <text:p text:style-name="P49"><text:span text:style-name="T12">For specific UX and testing questions: </text:span><text:a xlink:type="simple" xlink:href="mailto:es@openoffice.org"><text:span text:style-name="T12">es@openoffice.org</text:span></text:a><text:span text:style-name="T12"> (Éric Savary)</text:span></text:p>
          </text:list-item>
        </text:list>
      </text:section>
      <text:h text:style-name="Heading_20_1" text:outline-level="1"><text:bookmark text:name="__RefHeading__2738_1944633638"/>Migration<text:bookmark-end text:name="__RefHeading__2738_1944633638"/></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4174163" text:style-name="L11">
          <text:list-item>
            <text:p text:style-name="P44">Did I specify the incompatible or removed configuration settings?</text:p>
          </text:list-item>
          <text:list-item>
            <text:p text:style-name="P44">Did I specify all newly needed, or removed files, modules?</text:p>
          </text:list-item>
          <text:list-item>
            <text:p text:style-name="P44">Did I specify how users are affected by this change?</text:p>
          </text:list-item>
        </text:list>
      </text:section>
      <text:h text:style-name="Heading_20_1" text:outline-level="1"><text:bookmark text:name="__RefHeading__2740_1944633638"/>Configuration<text:bookmark-end text:name="__RefHeading__2740_1944633638"/></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xml:id="list34155477" text:style-name="L12">
          <text:list-item>
            <text:p text:style-name="P50">Did I state the default, where setting has to be stored (configuration path)?</text:p>
          </text:list-item>
          <text:list-item>
            <text:p text:style-name="P50">Did I specify which data type it is?</text:p>
          </text:list-item>
          <text:list-item>
            <text:p text:style-name="P50">Did I specify when the setting is activate (restart of application, for all new documents/windows after the change, or also for all opened documents/windows)</text:p>
          </text:list-item>
          <text:list-item>
            <text:p text:style-name="P50">If it is a new / incompatible setting did I specify a migration path?</text:p>
          </text:list-item>
        </text:list>
        <text:p text:style-name="P11">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6">Configuration</text:p>
              </table:table-cell>
              <table:table-cell table:style-name="Table4.A1" office:value-type="string">
                <text:p text:style-name="P16">Group</text:p>
              </table:table-cell>
              <table:table-cell table:style-name="Table4.A1" office:value-type="string">
                <text:p text:style-name="P16">Setting</text:p>
              </table:table-cell>
              <table:table-cell table:style-name="Table4.A1" office:value-type="string">
                <text:p text:style-name="P16">Type</text:p>
              </table:table-cell>
              <table:table-cell table:style-name="Table4.A1" office:value-type="string">
                <text:p text:style-name="P16">Default</text:p>
              </table:table-cell>
              <table:table-cell table:style-name="Table4.A1" office:value-type="string">
                <text:p text:style-name="P16">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bookmark text:name="__RefHeading__2742_1944633638"/>File Format<text:bookmark-end text:name="__RefHeading__2742_1944633638"/></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xml:id="list34162014" text:style-name="L13">
          <text:list-item>
            <text:p text:style-name="P51">which elements, attributes or/and properties are affected,</text:p>
          </text:list-item>
          <text:list-item>
            <text:p text:style-name="P51">how it will affect older revisions of the file format </text:p>
          </text:list-item>
          <text:list-item>
            <text:p text:style-name="P51">Export/Import-transformation to older revisions, if incompatible changes are needed</text:p>
          </text:list-item>
        </text:list>
        <text:p text:style-name="P11">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6">File</text:p>
              </table:table-cell>
              <table:table-cell table:style-name="Table8.A1" office:value-type="string">
                <text:p text:style-name="P16">Section</text:p>
              </table:table-cell>
              <table:table-cell table:style-name="Table8.A1" office:value-type="string">
                <text:p text:style-name="P16">Setting</text:p>
              </table:table-cell>
              <table:table-cell table:style-name="Table8.A1" office:value-type="string">
                <text:p text:style-name="P16">Type</text:p>
              </table:table-cell>
              <table:table-cell table:style-name="Table8.A1" office:value-type="string">
                <text:p text:style-name="P16">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bookmark text:name="__RefHeading__2744_1944633638"/>Open Issues<text:bookmark-end text:name="__RefHeading__2744_1944633638"/></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6">Issue</text:p>
            </table:table-cell>
            <table:table-cell table:style-name="Table23.A1" office:value-type="string">
              <text:p text:style-name="P16">Initials</text:p>
            </table:table-cell>
            <table:table-cell table:style-name="Table23.A1" office:value-type="string">
              <text:p text:style-name="P16">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0"/>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0"/>
          </table:table-cell>
          <table:table-cell table:style-name="Table23.C3" office:value-type="string">
            <text:p text:style-name="Table_20_Contents"><text:placeholder text:placeholder-type="text">&lt;Format: Dec 31, 2000&gt;</text:placeholder></text:p>
          </table:table-cell>
        </table:table-row>
      </table:table>
      <text:p text:style-name="Standard"/>
      <text:p text:style-name="Section_20_Heading"><text:bookmark text:name="__RefHeading__2746_1944633638"/><text:soft-page-break/>Document Change History<text:bookmark-end text:name="__RefHeading__2746_1944633638"/></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7">Rev. </text:p>
            </table:table-cell>
            <table:table-cell table:style-name="Table24.A1" office:value-type="string">
              <text:p text:style-name="P17">Change</text:p>
            </table:table-cell>
            <table:table-cell table:style-name="Table24.A1" office:value-type="string">
              <text:p text:style-name="P17">Initials</text:p>
            </table:table-cell>
            <table:table-cell table:style-name="Table24.A1" office:value-type="string">
              <text:p text:style-name="P17">Date</text:p>
            </table:table-cell>
          </table:table-row>
        </table:table-header-rows>
        <table:table-row>
          <table:table-cell table:style-name="Table24.A2" office:value-type="string">
            <text:p text:style-name="P20">1</text:p>
          </table:table-cell>
          <table:table-cell table:style-name="Table24.A2" office:value-type="string">
            <text:p text:style-name="Table_20_Contents">Initial Specification</text:p>
          </table:table-cell>
          <table:table-cell table:style-name="Table24.A2" office:value-type="string">
            <text:p text:style-name="P20">FL</text:p>
          </table:table-cell>
          <table:table-cell table:style-name="Table24.D2" office:value-type="string">
            <text:p text:style-name="Table_20_Contents">February 08, 2010</text:p>
          </table:table-cell>
        </table:table-row>
        <table:table-row>
          <table:table-cell table:style-name="Table24.A2" office:value-type="string">
            <text:p text:style-name="P20">2</text:p>
          </table:table-cell>
          <table:table-cell table:style-name="Table24.A2" office:value-type="string">
            <text:p text:style-name="Table_20_Contents">Snapping issues</text:p>
          </table:table-cell>
          <table:table-cell table:style-name="Table24.A2" office:value-type="string">
            <text:p text:style-name="P20">FL</text:p>
          </table:table-cell>
          <table:table-cell table:style-name="Table24.D2" office:value-type="string">
            <text:p text:style-name="Table_20_Contents">April 22, 2010</text:p>
          </table:table-cell>
        </table:table-row>
        <table:table-row>
          <table:table-cell table:style-name="Table24.A2" office:value-type="string">
            <text:p text:style-name="P20">3</text:p>
          </table:table-cell>
          <table:table-cell table:style-name="Table24.A2" office:value-type="string">
            <text:p text:style-name="Table_20_Contents"/>
          </table:table-cell>
          <table:table-cell table:style-name="Table24.A2" office:value-type="string">
            <text:p text:style-name="P20"/>
          </table:table-cell>
          <table:table-cell table:style-name="Table24.D2" office:value-type="string">
            <text:p text:style-name="Table_20_Contents"/>
          </table:table-cell>
        </table:table-row>
        <table:table-row>
          <table:table-cell table:style-name="Table24.A2" office:value-type="string">
            <text:p text:style-name="P20">4</text:p>
          </table:table-cell>
          <table:table-cell table:style-name="Table24.A2" office:value-type="string">
            <text:p text:style-name="Table_20_Contents"/>
          </table:table-cell>
          <table:table-cell table:style-name="Table24.A2" office:value-type="string">
            <text:p text:style-name="P20"/>
          </table:table-cell>
          <table:table-cell table:style-name="Table24.D2" office:value-type="string">
            <text:p text:style-name="Table_20_Contents"/>
          </table:table-cell>
        </table:table-row>
        <table:table-row>
          <table:table-cell table:style-name="Table24.A2" office:value-type="string">
            <text:p text:style-name="P20">5</text:p>
          </table:table-cell>
          <table:table-cell table:style-name="Table24.A2" office:value-type="string">
            <text:p text:style-name="Table_20_Contents"/>
          </table:table-cell>
          <table:table-cell table:style-name="Table24.A2" office:value-type="string">
            <text:p text:style-name="P20"/>
          </table:table-cell>
          <table:table-cell table:style-name="Table24.D2" office:value-type="string">
            <text:p text:style-name="Table_20_Contents"/>
          </table:table-cell>
        </table:table-row>
        <table:table-row>
          <table:table-cell table:style-name="Table24.A2" office:value-type="string">
            <text:p text:style-name="P20">6.</text:p>
          </table:table-cell>
          <table:table-cell table:style-name="Table24.A2" office:value-type="string">
            <text:p text:style-name="Table_20_Contents"/>
          </table:table-cell>
          <table:table-cell table:style-name="Table24.A2" office:value-type="string">
            <text:p text:style-name="P20"/>
          </table:table-cell>
          <table:table-cell table:style-name="Table24.D2" office:value-type="string">
            <text:p text:style-name="Table_20_Contents"/>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Arial2" svg:font-family="Arial, Helvetica" style:font-family-generic="swiss"/>
    <style:font-face style:name="Microsoft Sans Serif" svg:font-family="'Microsoft Sans Serif'" style:font-family-generic="swiss"/>
    <style:font-face style:name="Segoe UI" svg:font-family="'Segoe UI'" style:font-family-generic="swiss"/>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master-page-name="">
      <style:paragraph-properties fo:margin-top="0cm" fo:margin-bottom="0.212cm" fo:orphans="2" fo:widows="2" fo:hyphenation-ladder-count="no-limit" style:page-number="auto"/>
      <style:text-properties style:font-name="Albany" fo:font-size="10pt" fo:hyphenate="true" fo:hyphenation-remain-char-count="2" fo:hyphenation-push-char-count="2"/>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22cm" fo:margin-bottom="0.21cm"/>
      <style:text-properties style:font-name="Albany1" fo:font-size="10pt" fo:font-style="normal"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a" text:display-levels="5">
        <style:list-level-properties text:min-label-width="2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7pt" style:font-size-asian="7pt" style:font-size-complex="7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Good Defaults</text:p>
      </style:header>
      <style:footer>
        <text:p text:style-name="MP2"><text:span text:style-name="MT1">http://specs.openoffice.org/renaissance/defaults.odt</text:span><text:tab/>Page <text:page-number text:select-page="current">8</text:page-number></text:p>
      </style:footer>
    </style:master-page>
    <style:master-page style:name="First_20_Page" style:display-name="First Page" style:page-layout-name="Mpm2" style:next-style-name="Standard">
      <style:footer>
        <text:p text:style-name="MP3">Page <text:page-number text:select-page="current">8</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racle_Open_Office/3.2$Win32 OpenOffice.org_project/320m12$Build-9483$CWS-native0</meta:generator>
    <meta:creation-date>2009-11-25T15:40:08.64</meta:creation-date>
    <dc:language>en-US</dc:language>
    <meta:editing-cycles>248</meta:editing-cycles>
    <meta:editing-duration>PT112H07M01S</meta:editing-duration>
    <meta:initial-creator>Frank Loehmann</meta:initial-creator>
    <dc:date>2010-04-26T14:04:46.81</dc:date>
    <dc:creator>Frank Loehmann</dc:creator>
    <meta:printed-by>Frank Loehmann</meta:printed-by>
    <meta:print-date>2010-02-08T14:43:55.57</meta:print-date>
    <meta:document-statistic meta:table-count="9" meta:image-count="5" meta:object-count="0" meta:page-count="8" meta:paragraph-count="232" meta:word-count="1346" meta:character-count="8138"/>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